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Arial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"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Bienvenue à </text:span><text:span text:style-name="Strong_20_Emphasis"><text:span text:style-name="T4">La Lunetterie Du Coin Neuf &amp; Occasion</text:span></text:span><text:span text:style-name="T4">, premier magasin offrant une démarche écoresponsable à Strasbourg depuis 2016. Nous sommes un·e opticien·ne indépendant·e dédié·e à vous proposer des lunettes </text:span><text:span text:style-name="Strong_20_Emphasis"><text:span text:style-name="T4">neuves</text:span></text:span><text:span text:style-name="T4"> et </text:span><text:span text:style-name="Strong_20_Emphasis"><text:span text:style-name="T4">d'occasion</text:span></text:span><text:span text:style-name="T4">, tout en plaçant l'écoresponsabilité au cœur de notre activité. </text:span></text:p>
      <text:p text:style-name="Standard"><text:span text:style-name="T4"/></text:p>
      <text:p text:style-name="Standard"><text:span text:style-name="T4"/></text:p>
      <text:p text:style-name="Standard"><text:span text:style-name="T4">Un concept unique </text:span></text:p>
      <text:p text:style-name="Standard"><text:span text:style-name="T4"/></text:p>
      <text:p text:style-name="Text_20_body"><text:span text:style-name="T4">A <text:s/></text:span><text:span text:style-name="Strong_20_Emphasis"><text:span text:style-name="T2">La Lunetterie Du Coin</text:span></text:span><text:span text:style-name="T4">, nous croyons fermement à l’importance de réduire notre empreinte carbone . C’est pourquoi nous avons mis en place une solution de recyclage unique à Strasbourg. En ramenant vos anciennes paires de lunettes, vous contribuez a l’économie circulaire tout en profitant d'une </text:span><text:span text:style-name="Strong_20_Emphasis"><text:span text:style-name="T2">réduction allant jusqu’à 70€</text:span></text:span><text:span text:style-name="T4"> sur l’achat d’une nouvelle paire. Les lunettes apportées sont soigneusement remises en état, désinfectées et vendues à prix doux en magasin. Nous nous engageons à ne proposer que des montures d'occasion fiables afin d'assurer leur durabilité.</text:span></text:p>
      <text:p text:style-name="Text_20_body"><text:span text:style-name="T4"/></text:p>
      <text:p text:style-name="Text_20_body"><text:span text:style-name="T4"/></text:p>
      <text:p text:style-name="Text_20_body"><text:span text:style-name="T4">PUNCH LINE : </text:span></text:p>
      <text:p text:style-name="Text_20_body"><text:span text:style-name="T4"/></text:p>
      <text:p text:style-name="Text_20_body"><text:span text:style-name="T4">Des lunettes qui ont du style, une démarche qui a du sens </text:span></text:p>
      <text:p text:style-name="Text_20_body"><text:span text:style-name="T4"/></text:p>
      <text:p text:style-name="Text_20_body"><text:span text:style-name="T4">Des lunettes à la mode et pas de déchet en vue ! </text:span></text:p>
      <text:p text:style-name="Text_20_body"><text:span text:style-name="T4"/></text:p>
      <text:p text:style-name="Text_20_body"><text:span text:style-name="T4">Payez vos lunettes moins cher en recyclant vos anciennes paires</text:span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3T10:59:32.84</meta:creation-date>
    <meta:document-statistic meta:table-count="0" meta:image-count="0" meta:object-count="0" meta:page-count="1" meta:paragraph-count="7" meta:word-count="168" meta:character-count="1063"/>
    <dc:date>2024-10-23T11:26:24.11</dc:date>
    <meta:editing-duration>PT11M40S</meta:editing-duration>
    <meta:editing-cycles>1</meta:editing-cycles>
    <meta:generator>OpenOffice/4.1.11$Win32 OpenOffice.org_project/4111m1$Build-9808</meta:generator>
  </office:meta>
</office:document-meta>
</file>